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8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8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8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8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8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9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9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1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2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9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0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2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" table:number-columns-repeated="1021" table:default-cell-style-name="ce17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10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0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Walmart – electrical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bay – buttset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10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0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67])" office:value-type="float" office:value="1699.31" calcext:value-type="float">
            <text:p>1699.3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71:.C75])" office:value-type="float" office:value="-1530.52" calcext:value-type="float">
            <text:p>-1530.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77])" office:value-type="float" office:value="168.79" calcext:value-type="float">
            <text:p>168.79</text:p>
          </table:table-cell>
          <table:table-cell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8T12:04:31.519375295</dc:date>
    <meta:editing-duration>P3DT18H31M59S</meta:editing-duration>
    <meta:editing-cycles>486</meta:editing-cycles>
    <meta:generator>LibreOffice/7.3.6.2$Linux_X86_64 LibreOffice_project/30$Build-2</meta:generator>
    <meta:document-statistic meta:table-count="8" meta:cell-count="1781" meta:object-count="0"/>
  </office:meta>
</office:document-meta>
</file>